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top" draw:auto-grow-height="false" fo:min-height="13.212cm" fo:min-width="16.5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8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eeeeee"/>
      <style:paragraph-properties fo:text-align="start"/>
      <style:text-properties style:text-line-through-style="none" style:text-line-through-type="none"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style:text-line-through-style="solid" style:text-line-through-type="single" fo:font-size="24pt" style:font-size-asian="24pt" style:font-size-complex="24pt"/>
    </style:style>
    <style:style style:name="T2" style:family="text">
      <style:text-properties fo:color="#ff3333" fo:font-size="24pt" style:font-size-asian="24pt" style:font-size-complex="24pt"/>
    </style:style>
    <style:style style:name="T3" style:family="text">
      <style:text-properties fo:font-size="24pt" fo:background-color="#eeeeee" style:font-size-asian="24pt" style:font-size-complex="24pt"/>
    </style:style>
    <style:style style:name="T4" style:family="text">
      <style:text-properties fo:color="#000000" fo:font-size="24pt" fo:text-shadow="none" fo:background-color="#eeeeee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3333" style:text-line-through-style="none" style:text-line-through-type="none" fo:font-size="24pt" style:font-size-asian="24pt" style:font-size-complex="24pt"/>
    </style:style>
    <style:style style:name="T7" style:family="text">
      <style:text-properties style:text-line-through-style="none" style:text-line-through-type="none"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7.018cm" svg:height="13.462cm" svg:x="0.608cm" svg:y="0.508cm">
          <text:p text:style-name="P1"><text:span text:style-name="T1">3e34: <text:s text:c="2"/>90000032 <text:s text:c="3"/>adrp <text:s text:c="3"/>x18, 7000</text:span></text:p>
          <text:p text:style-name="P1"><text:span text:style-name="T2">3e34: <text:s text:c="2"/>90000032 <text:s text:c="3"/>adrp <text:s text:c="3"/>x18, 14000</text:span></text:p>
          <text:p text:style-name="P1"><text:span text:style-name="T1">3e38: <text:s text:c="2"/>91104240 <text:s text:c="3"/>add x0, x18, #0x410</text:span></text:p>
          <text:p text:style-name="P1"><text:span text:style-name="T2">3e38: <text:s text:c="2"/>91104240 <text:s text:c="3"/>add x0, x18, #0x440</text:span></text:p>
          <text:p text:style-name="P1"><text:span text:style-name="T3">3e3c: <text:s text:c="2"/>97fff8cd <text:s text:c="7"/>bl <text:s/>217</text:span><text:span text:style-name="T4">0 &lt;</text:span><text:span text:style-name="T4"><text:a xlink:href="mailto:puts@plt" xlink:type="simple">puts@plt</text:a></text:span><text:span text:style-name="T4">&gt;</text:span></text:p>
          <text:p text:style-name="P1"><text:span text:style-name="T5">… …</text:span></text:p>
          <text:p text:style-name="P1"><text:span text:style-name="T5">… …</text:span></text:p>
          <text:p text:style-name="P1"><text:span text:style-name="T5">… </text:span><text:span text:style-name="T5">...</text:span></text:p>
          <text:p text:style-name="P1"><text:span text:style-name="T1">6fd0: rodata</text:span></text:p>
          <text:p text:style-name="P1"><text:span text:style-name="T5">… …</text:span></text:p>
          <text:p text:style-name="P1"><text:span text:style-name="T5">… </text:span><text:span text:style-name="T5">...</text:span></text:p>
          <text:p text:style-name="P1"><text:span text:style-name="T2">14000: new rodata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7.018cm" svg:height="13.462cm" svg:x="18.108cm" svg:y="0.508cm">
          <text:p text:style-name="P1"><text:span text:style-name="T1">5190: <text:s text:c="2"/>5c001341 <text:s text:c="4"/>ldr d1, 53f8</text:span></text:p>
          <text:p text:style-name="P1"><text:span text:style-name="T6">5190: <text:s text:c="2"/>xxxxxxxx <text:s text:c="5"/>b 7000</text:span></text:p>
          <text:p text:style-name="P1"><text:span text:style-name="T7">5194: <text:s text:c="2"/>1e612040 <text:s text:c="3"/>fcmp <text:s text:c="3"/>d2, d1</text:span></text:p>
          <text:p text:style-name="P1"><text:span text:style-name="T7">… </text:span><text:span text:style-name="T7">...</text:span></text:p>
          <text:p text:style-name="P1"><text:span text:style-name="T7">53f8: <text:s text:c="2"/>ffffffff <text:s text:c="12"/>.inst <text:s text:c="2"/>0xffffffff</text:span></text:p>
          <text:p text:style-name="P1"><text:span text:style-name="T7">53fc: <text:s text:c="2"/>7fefffff <text:s text:c="10"/>.inst <text:s text:c="2"/>0x7fefffff</text:span></text:p>
          <text:p text:style-name="P1"><text:span text:style-name="T7">5400: <text:s text:c="2"/>52d0e560 <text:s text:c="3"/>.inst <text:s text:c="2"/>0x52d0e560</text:span></text:p>
          <text:p text:style-name="P1"><text:span text:style-name="T7">… …</text:span></text:p>
          <text:p text:style-name="P1"><text:span text:style-name="T6">7000: <text:s text:c="2"/>xxxxxxxx <text:s text:c="6"/>ldr d1, <text:s/>143f8</text:span></text:p>
          <text:p text:style-name="P1"><text:span text:style-name="T6">7004: <text:s text:c="2"/>xxxxxxxx <text:s text:c="6"/>b 5194</text:span></text:p>
          <text:p text:style-name="P1"><text:span text:style-name="T7">… </text:span><text:span text:style-name="T7">...</text:span></text:p>
          <text:p text:style-name="P1"><text:span text:style-name="T6">143f8: <text:s text:c="2"/>ffffffff <text:s text:c="12"/>.inst <text:s text:c="2"/>0xffffffff</text:span></text:p>
          <text:p text:style-name="P1"><text:span text:style-name="T6">143fc: <text:s text:c="2"/>7fefffff <text:s text:c="10"/>.inst <text:s text:c="2"/>0x7fefffff</text:span></text:p>
          <text:p text:style-name="P1"><text:span text:style-name="T6">14400: <text:s text:c="2"/>52d0e560 <text:s text:c="3"/>.inst <text:s text:c="2"/>0x52d0e56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1.225cm" svg:height="1.195cm" svg:x="2.491cm" svg:y="15.315cm">
          <draw:text-box>
            <text:p><text:span text:style-name="T8">Read-only Data Relocation</text:span></text:p>
          </draw:text-box>
        </draw:frame>
        <draw:frame draw:style-name="gr3" draw:text-style-name="P4" draw:layer="layout" svg:width="9.35cm" svg:height="1.195cm" svg:x="20.292cm" svg:y="15.316cm">
          <draw:text-box>
            <text:p><text:span text:style-name="T8">Inline Data Relocation</text:span></text:p>
          </draw:text-box>
        </draw:frame>
        <draw:line draw:style-name="gr4" draw:text-style-name="P5" draw:layer="layout" svg:x1="32.004cm" svg:y1="5.588cm" svg:x2="33.782cm" svg:y2="5.588cm">
          <text:p/>
        </draw:line>
        <draw:line draw:style-name="gr4" draw:text-style-name="P5" draw:layer="layout" svg:x1="33.782cm" svg:y1="5.588cm" svg:x2="33.782cm" svg:y2="11.938cm">
          <text:p/>
        </draw:line>
        <draw:line draw:style-name="gr5" draw:text-style-name="P5" draw:layer="layout" svg:x1="33.782cm" svg:y1="11.938cm" svg:x2="32.004cm" svg:y2="11.938cm">
          <text:p/>
        </draw:line>
        <draw:frame draw:style-name="gr6" draw:text-style-name="P7" draw:layer="layout" svg:width="2.441cm" svg:height="1.199cm" svg:x="31.496cm" svg:y="9.249cm">
          <draw:text-box>
            <text:p text:style-name="P6"><text:span text:style-name="T9">duplicate </text:span></text:p>
            <text:p text:style-name="P6"><text:span text:style-name="T9">inline data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14T14:14:43.713259756</dc:date>
    <meta:editing-duration>PT1H48M14S</meta:editing-duration>
    <meta:editing-cycles>166</meta:editing-cycles>
    <meta:generator>LibreOffice/5.1.4.2$Linux_X86_64 LibreOffice_project/10m0$Build-2</meta:generator>
    <meta:document-statistic meta:object-count="31"/>
  </office:meta>
</office:document-meta>
</file>